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68.53mm"/>
    </style:style>
    <style:style style:name="ro1" style:family="table-row">
      <style:table-row-properties style:row-height="4.6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99ff99"/>
      <style:text-properties style:text-outline="false" style:text-line-through-style="none" style:text-line-through-type="none" style:font-name="Monospace" fo:font-size="10pt" fo:language="en" fo:country="US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name-complex="Monospace" style:font-size-complex="10pt" style:language-complex="en" style:country-complex="US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ff99"/>
      <style:text-properties style:text-outline="false" style:text-line-through-style="none" style:text-line-through-type="none" style:font-name="Monospace" fo:font-size="10pt" fo:language="en" fo:country="US" fo:text-shadow="none" style:text-underline-style="none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Monospace" fo:font-size="10pt" fo:language="en" fo:country="US" fo:text-shadow="none" style:text-underline-mode="continuous" style:text-overline-mode="continuous" style:text-line-through-mode="continuous" style:font-name-asian="Monospace" style:font-size-asian="10pt" style:language-asian="en" style:country-asian="US" style:font-name-complex="Monospace" style:font-size-complex="10pt" style:language-complex="en" style:country-complex="US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ff99"/>
    </style:style>
    <style:style style:name="ce8" style:family="table-cell" style:parent-style-name="Default">
      <style:text-properties style:text-outline="false" style:text-line-through-style="none" style:text-line-through-type="none" style:font-name="Monospace" fo:font-size="10pt" fo:language="en" fo:country="US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name-complex="Monospace" style:font-size-complex="10pt" style:language-complex="en" style:country-complex="US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99ff99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99ff99"/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weight-complex="bold" fo:font-weight="bold" style:font-weight-asian="bold" fo:color="#7f0055" style:font-size-complex="10pt" style:font-size-asian="10pt" style:font-name-complex="Monospace" style:font-name-asian="Monospace" fo:font-size="10pt" style:font-name="Monospace"/>
    </style:style>
    <style:style style:name="T2" style:family="text">
      <style:text-properties style:font-size-complex="10pt" style:font-size-asian="10pt" style:font-name-complex="Monospace" style:font-name-asian="Monospace" fo:font-size="10pt" style:font-name="Monospace" fo:color="#000000"/>
    </style:style>
    <style:style style:name="T3" style:family="text">
      <style:text-properties style:font-size-complex="10pt" style:font-size-asian="10pt" style:font-name-complex="Monospace" style:font-name-asian="Monospace" fo:font-size="10pt" style:font-name="Monospace" style:font-weight-asian="bold" fo:font-weight="bold" style:font-weight-complex="bold" fo:color="#7f0055"/>
    </style:style>
    <style:style style:name="T4" style:family="text">
      <style:text-properties style:font-size-complex="10pt" style:font-size-asian="10pt" style:font-name-complex="Monospace" style:font-name-asian="Monospace" fo:font-size="10pt" style:font-name="Monospace" fo:color="#7f0055" fo:font-weight="bold" style:font-weight-asian="bold" style:font-weight-complex="bold"/>
    </style:style>
    <style:style style:name="T5" style:family="text">
      <style:text-properties style:font-size-complex="10pt" style:font-size-asian="10pt" style:font-name-complex="Monospace" style:font-name-asian="Monospace" fo:font-size="10pt" style:font-name="Monospace" fo:color="#7f0055" style:font-weight-complex="bold" style:font-weight-asian="bold" fo:font-weight="bold"/>
    </style:style>
    <style:style style:name="T6" style:family="text">
      <style:text-properties style:font-size-complex="10pt" style:font-size-asian="10pt" style:font-name-complex="Monospace" style:font-name-asian="Monospace" fo:font-size="10pt" style:font-name="Monospace" fo:color="#0000c0" fo:font-style="italic" style:font-style-asian="italic" style:font-style-complex="italic"/>
    </style:style>
    <style:style style:name="T7" style:family="text">
      <style:text-properties style:font-name-complex="Monospace" style:font-size-asian="10pt" style:font-name-asian="Monospace" fo:font-weight="bold" fo:font-size="10pt" style:font-name="Monospace" fo:color="#7f0055" style:font-weight-complex="bold" style:font-weight-asian="bold" style:font-size-complex="10pt"/>
    </style:style>
    <style:style style:name="T8" style:family="text">
      <style:text-properties style:font-name-complex="Monospace" style:font-size-asian="10pt" style:font-name-asian="Monospace" fo:font-size="10pt" style:font-name="Monospace" style:font-size-complex="10pt" fo:color="#000000"/>
    </style:style>
    <style:style style:name="T9" style:family="text">
      <style:text-properties style:font-name-complex="Monospace" style:font-size-asian="10pt" style:font-name-asian="Monospace" fo:font-size="10pt" style:font-name="Monospace" style:font-size-complex="10pt" style:font-weight-asian="bold" fo:color="#7f0055" style:font-weight-complex="bold" fo:font-weight="bold"/>
    </style:style>
    <style:style style:name="T10" style:family="text">
      <style:text-properties style:font-name-complex="Monospace" style:font-size-asian="10pt" style:font-name-asian="Monospace" fo:font-size="10pt" style:font-name="Monospace" style:font-size-complex="10pt" fo:font-weight="bold" style:font-weight-complex="bold" fo:color="#7f0055" style:font-weight-asian="bold"/>
    </style:style>
    <style:style style:name="T11" style:family="text">
      <style:text-properties style:font-name-complex="Monospace" style:font-size-asian="10pt" style:font-name-asian="Monospace" fo:font-size="10pt" style:font-name="Monospace" style:font-size-complex="10pt" fo:color="#7f0055" fo:font-weight="bold" style:font-weight-asian="bold" style:font-weight-complex="bold"/>
    </style:style>
    <style:style style:name="T12" style:family="text">
      <style:text-properties style:font-name-complex="Monospace" style:font-size-asian="10pt" style:font-name-asian="Monospace" fo:font-size="10pt" style:font-name="Monospace" style:font-size-complex="10pt" fo:color="#0000c0" style:font-style-complex="italic" style:font-style-asian="italic" fo:font-style="italic"/>
    </style:style>
    <style:style style:name="T13" style:family="text">
      <style:text-properties style:font-weight-complex="bold" fo:font-size="10pt" fo:color="#7f0055" fo:font-weight="bold" style:font-weight-asian="bold" style:font-name="Monospace" style:font-size-complex="10pt" style:font-size-asian="10pt" style:font-name-complex="Monospace" style:font-name-asian="Monospace"/>
    </style:style>
    <style:style style:name="T14" style:family="text">
      <style:text-properties fo:font-size="10pt" style:font-name="Monospace" style:font-size-complex="10pt" style:font-size-asian="10pt" style:font-name-complex="Monospace" style:font-name-asian="Monospace" fo:color="#000000"/>
    </style:style>
    <style:style style:name="T15" style:family="text">
      <style:text-properties fo:font-size="10pt" style:font-name="Monospace" style:font-size-complex="10pt" style:font-size-asian="10pt" style:font-name-complex="Monospace" style:font-name-asian="Monospace" fo:color="#7f0055" style:font-weight-complex="bold" style:font-weight-asian="bold" fo:font-weight="bold"/>
    </style:style>
    <style:style style:name="T16" style:family="text">
      <style:text-properties fo:font-size="10pt" style:font-name="Monospace" style:font-size-complex="10pt" style:font-size-asian="10pt" style:font-name-complex="Monospace" style:font-name-asian="Monospace" style:font-weight-complex="bold" style:font-weight-asian="bold" fo:color="#7f0055" fo:font-weight="bold"/>
    </style:style>
    <style:style style:name="T17" style:family="text">
      <style:text-properties fo:font-size="10pt" style:font-name="Monospace" style:font-size-complex="10pt" style:font-size-asian="10pt" style:font-name-complex="Monospace" style:font-name-asian="Monospace" style:font-weight-complex="bold" fo:font-weight="bold" style:font-weight-asian="bold" fo:color="#7f0055"/>
    </style:style>
    <style:style style:name="T18" style:family="text">
      <style:text-properties fo:font-size="10pt" style:font-name="Monospace" style:font-size-complex="10pt" style:font-size-asian="10pt" style:font-name-complex="Monospace" style:font-name-asian="Monospace" style:font-style-complex="italic" fo:font-style="italic" style:font-style-asian="italic" fo:color="#0000c0"/>
    </style:style>
    <style:style style:name="T19" style:family="text">
      <style:text-properties fo:font-size="10pt" style:font-name="Monospace" style:font-size-complex="10pt" style:font-size-asian="10pt" style:font-name-complex="Monospace" style:font-name-asian="Monospace" fo:color="#7f0055" fo:font-weight="bold" style:font-weight-asian="bold" style:font-weight-complex="bold"/>
    </style:style>
    <style:style style:name="T20" style:family="text">
      <style:text-properties fo:font-weight="bold" style:font-name-asian="Monospace" style:font-weight-complex="bold" fo:color="#7f0055" style:font-weight-asian="bold" fo:font-size="10pt" style:font-name="Monospace" style:font-size-complex="10pt" style:font-size-asian="10pt" style:font-name-complex="Monospace"/>
    </style:style>
    <style:style style:name="T21" style:family="text">
      <style:text-properties style:font-name-asian="Monospace" fo:font-size="10pt" style:font-name="Monospace" style:font-size-complex="10pt" style:font-size-asian="10pt" style:font-name-complex="Monospace" fo:color="#000000"/>
    </style:style>
    <style:style style:name="T22" style:family="text">
      <style:text-properties style:font-name-asian="Monospace" fo:font-size="10pt" style:font-name="Monospace" style:font-size-complex="10pt" style:font-size-asian="10pt" style:font-name-complex="Monospace" style:font-weight-asian="bold" fo:font-weight="bold" fo:color="#7f0055" style:font-weight-complex="bold"/>
    </style:style>
    <style:style style:name="T23" style:family="text">
      <style:text-properties style:font-name-asian="Monospace" fo:font-size="10pt" style:font-name="Monospace" style:font-size-complex="10pt" style:font-size-asian="10pt" style:font-name-complex="Monospace" fo:font-weight="bold" style:font-weight-asian="bold" style:font-weight-complex="bold" fo:color="#7f0055"/>
    </style:style>
    <style:style style:name="T24" style:family="text">
      <style:text-properties style:font-name-asian="Monospace" fo:font-size="10pt" style:font-name="Monospace" style:font-size-complex="10pt" style:font-size-asian="10pt" style:font-name-complex="Monospace" fo:color="#7f0055" style:font-weight-complex="bold" style:font-weight-asian="bold" fo:font-weight="bold"/>
    </style:style>
    <style:style style:name="T25" style:family="text">
      <style:text-properties style:font-name-asian="Monospace" fo:font-size="10pt" style:font-name="Monospace" style:font-size-complex="10pt" style:font-size-asian="10pt" style:font-name-complex="Monospace" style:font-style-complex="italic" fo:font-style="italic" style:font-style-asian="italic" fo:color="#0000c0"/>
    </style:style>
    <style:style style:name="T26" style:family="text">
      <style:text-properties style:font-name-asian="Monospace" fo:font-size="10pt" style:font-name="Monospace" style:font-size-complex="10pt" style:font-size-asian="10pt" style:font-name-complex="Monospace" fo:color="#7f0055" fo:font-weight="bold" style:font-weight-asian="bold" style:font-weight-complex="bold"/>
    </style:style>
    <style:style style:name="T27" style:family="text">
      <style:text-properties style:font-name-complex="Monospace" style:font-size-asian="10pt" style:font-size-complex="10pt" style:font-weight-asian="bold" style:font-weight-complex="bold" fo:color="#7f0055" style:font-name="Monospace" fo:font-size="10pt" fo:font-weight="bold" style:font-name-asian="Monospace"/>
    </style:style>
    <style:style style:name="T28" style:family="text">
      <style:text-properties style:font-name-complex="Monospace" style:font-size-asian="10pt" style:font-size-complex="10pt" style:font-name="Monospace" fo:font-size="10pt" style:font-name-asian="Monospace" fo:color="#000000"/>
    </style:style>
    <style:style style:name="T29" style:family="text">
      <style:text-properties style:font-name-complex="Monospace" style:font-size-asian="10pt" style:font-size-complex="10pt" style:font-name="Monospace" fo:font-size="10pt" style:font-name-asian="Monospace" style:font-weight-asian="bold" fo:color="#7f0055" style:font-weight-complex="bold" fo:font-weight="bold"/>
    </style:style>
    <style:style style:name="T30" style:family="text">
      <style:text-properties style:font-name-complex="Monospace" style:font-size-asian="10pt" style:font-size-complex="10pt" style:font-name="Monospace" fo:font-size="10pt" style:font-name-asian="Monospace" fo:color="#7f0055" fo:font-weight="bold" style:font-weight-asian="bold" style:font-weight-complex="bold"/>
    </style:style>
    <style:style style:name="T31" style:family="text">
      <style:text-properties style:font-name-complex="Monospace" style:font-size-asian="10pt" style:font-size-complex="10pt" style:font-name="Monospace" fo:font-size="10pt" style:font-name-asian="Monospace" fo:color="#0000c0" fo:font-style="italic" style:font-style-asian="italic" style:font-style-complex="italic"/>
    </style:style>
    <style:style style:name="T32" style:family="text">
      <style:text-properties style:font-weight-asian="bold" style:font-size-complex="10pt" fo:font-weight="bold" style:font-weight-complex="bold" fo:color="#7f0055" style:font-size-asian="10pt" style:font-name-complex="Monospace" style:font-name-asian="Monospace" fo:font-size="10pt" style:font-name="Monospace"/>
    </style:style>
    <style:style style:name="T33" style:family="text">
      <style:text-properties style:font-size-complex="10pt" style:font-size-asian="10pt" style:font-name-complex="Monospace" style:font-name-asian="Monospace" fo:font-size="10pt" style:font-name="Monospace" fo:font-weight="bold" style:font-weight-asian="bold" fo:color="#7f0055" style:font-weight-complex="bold"/>
    </style:style>
    <style:style style:name="T34" style:family="text">
      <style:text-properties style:font-size-complex="10pt" style:font-size-asian="10pt" style:font-name-complex="Monospace" style:font-name-asian="Monospace" fo:font-size="10pt" style:font-name="Monospace" style:font-weight-asian="bold" fo:color="#7f0055" fo:font-weight="bold" style:font-weight-complex="bold"/>
    </style:style>
    <style:style style:name="T35" style:family="text">
      <style:text-properties style:font-size-complex="10pt" style:font-size-asian="10pt" style:font-name-complex="Monospace" style:font-name-asian="Monospace" fo:font-size="10pt" style:font-name="Monospace" fo:font-weight="bold" style:font-weight-complex="bold" style:font-weight-asian="bold" fo:color="#7f0055"/>
    </style:style>
    <style:style style:name="T36" style:family="text">
      <style:text-properties style:font-size-complex="10pt" style:font-size-asian="10pt" style:font-name-complex="Monospace" style:font-name-asian="Monospace" fo:font-size="10pt" style:font-name="Monospace" style:font-style-complex="italic" fo:color="#0000c0" fo:font-style="italic" style:font-style-asian="italic" style:text-underline-style="solid" style:text-underline-width="auto" style:text-underline-color="font-color"/>
    </style:style>
    <style:style style:name="T37" style:family="text">
      <style:text-properties style:font-weight-complex="bold" style:font-name-asian="Monospace" style:font-weight-asian="bold" fo:color="#7f0055" fo:font-weight="bold" fo:font-size="10pt" style:font-name="Monospace" style:font-size-complex="10pt" style:font-size-asian="10pt" style:font-name-complex="Monospace"/>
    </style:style>
    <style:style style:name="T38" style:family="text">
      <style:text-properties style:font-name-asian="Monospace" fo:font-size="10pt" style:font-name="Monospace" style:font-size-complex="10pt" style:font-size-asian="10pt" style:font-name-complex="Monospace" fo:font-weight="bold" style:font-weight-complex="bold" fo:color="#7f0055" style:font-weight-asian="bold"/>
    </style:style>
    <style:style style:name="T39" style:family="text">
      <style:text-properties style:font-name-asian="Monospace" fo:font-size="10pt" style:font-name="Monospace" style:font-size-complex="10pt" style:font-size-asian="10pt" style:font-name-complex="Monospace" fo:font-style="italic" style:font-style-complex="italic" style:font-style-asian="italic" fo:color="#0000c0"/>
    </style:style>
    <style:style style:name="T40" style:family="text">
      <style:text-properties fo:color="#0000c0" style:font-name="Monospace" fo:font-size="10pt" fo:font-style="italic" style:font-name-asian="Monospace" style:font-name-complex="Monospace" style:font-size-asian="10pt" style:font-size-complex="10pt" style:font-style-asian="italic" style:font-style-complex="italic"/>
    </style:style>
    <style:style style:name="T41" style:family="text">
      <style:text-properties style:font-name="Monospace" fo:font-size="10pt" style:font-name-asian="Monospace" style:font-name-complex="Monospace" style:font-size-asian="10pt" style:font-size-complex="10pt" fo:color="#000000"/>
    </style:style>
    <style:style style:name="T42" style:family="text">
      <style:text-properties style:font-name="Monospace" fo:font-size="10pt" style:font-name-asian="Monospace" style:font-name-complex="Monospace" style:font-size-asian="10pt" style:font-size-complex="10pt" fo:color="#7f0055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pplet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number-columns-repeated="2" table:default-cell-style-name="ce7"/>
        <table:table-column table:style-name="co3" table:default-cell-style-name="ce7"/>
        <table:table-column table:style-name="co1" table:number-columns-repeated="3" table:default-cell-style-name="ce7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Crypto</text:p>
          </table:table-cell>
          <table:table-cell table:style-name="ce3" office:value-type="string" calcext:value-type="string">
            <text:p>AID</text:p>
          </table:table-cell>
          <table:table-cell office:value-type="string" calcext:value-type="string">
            <text:p><text:span text:style-name="T1">private</text:span><text:span text:style-name="T2"> </text:span><text:span text:style-name="T3">static</text:span><text:span text:style-name="T2"> </text:span><text:span text:style-name="T4">final</text:span><text:span text:style-name="T2"> </text:span><text:span text:style-name="T5">byte</text:span><text:span text:style-name="T2">[] </text:span><text:span text:style-name="T6">CRYPTOGRAPHY_AID</text:span><text:span text:style-name="T2"> = { 0x43, 0x72, 0x79, 0x70, 0x74, 0x6f};</text:span></text:p>
          </table:table-cell>
          <table:table-cell table:number-columns-repeated="6"/>
          <table:table-cell table:style-name="ce7" table:number-columns-repeated="2"/>
        </table:table-row>
        <table:table-row table:style-name="ro2">
          <table:table-cell table:style-name="ce2"/>
          <table:table-cell office:value-type="string" calcext:value-type="string">
            <text:p>CLA</text:p>
          </table:table-cell>
          <table:table-cell table:style-name="ce5" office:value-type="string" calcext:value-type="string">
            <text:p><text:span text:style-name="T7">private</text:span><text:span text:style-name="T8"> </text:span><text:span text:style-name="T9">static</text:span><text:span text:style-name="T8"> </text:span><text:span text:style-name="T10">final</text:span><text:span text:style-name="T8"> </text:span><text:span text:style-name="T11">byte</text:span><text:span text:style-name="T8"> </text:span><text:span text:style-name="T12">CRYPTO_CLA</text:span><text:span text:style-name="T8"> = (</text:span><text:span text:style-name="T11">byte</text:span><text:span text:style-name="T8">) 0x10;</text:span>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INS</text:p>
          </table:table-cell>
          <table:table-cell office:value-type="string" calcext:value-type="string">
            <text:p><text:span text:style-name="T13">private</text:span><text:span text:style-name="T14"> </text:span><text:span text:style-name="T15">static</text:span><text:span text:style-name="T14"> </text:span><text:span text:style-name="T16">final</text:span><text:span text:style-name="T14"> </text:span><text:span text:style-name="T17">byte</text:span><text:span text:style-name="T14"> </text:span><text:span text:style-name="T18">INS_IMPORT_CARD_PRIVATE_MOD</text:span><text:span text:style-name="T14"> = (</text:span><text:span text:style-name="T19">byte</text:span><text:span text:style-name="T14">) 0x10;</text:span></text:p>
          </table:table-cell>
          <table:table-cell table:number-columns-repeated="6"/>
          <table:table-cell table:style-name="ce7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pan text:style-name="T13">private</text:span><text:span text:style-name="T14"> </text:span><text:span text:style-name="T15">static</text:span><text:span text:style-name="T14"> </text:span><text:span text:style-name="T16">final</text:span><text:span text:style-name="T14"> </text:span><text:span text:style-name="T17">byte</text:span><text:span text:style-name="T14"> </text:span><text:span text:style-name="T18">INS_IMPORT_CARD_PRIVATE_EXP</text:span><text:span text:style-name="T14"> = (</text:span><text:span text:style-name="T19">byte</text:span><text:span text:style-name="T14">) 0x11;</text:span></text:p>
          </table:table-cell>
          <table:table-cell table:number-columns-repeated="6"/>
          <table:table-cell table:style-name="ce7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pan text:style-name="T13">private</text:span><text:span text:style-name="T14"> </text:span><text:span text:style-name="T15">static</text:span><text:span text:style-name="T14"> </text:span><text:span text:style-name="T16">final</text:span><text:span text:style-name="T14"> </text:span><text:span text:style-name="T17">byte</text:span><text:span text:style-name="T14"> </text:span><text:span text:style-name="T18">INS_IMPORT_CARD_PUBLIC_MOD</text:span><text:span text:style-name="T14"> = (</text:span><text:span text:style-name="T19">byte</text:span><text:span text:style-name="T14">) 0x12;</text:span></text:p>
          </table:table-cell>
          <table:table-cell table:number-columns-repeated="6"/>
          <table:table-cell table:style-name="ce7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pan text:style-name="T13">private</text:span><text:span text:style-name="T14"> </text:span><text:span text:style-name="T15">static</text:span><text:span text:style-name="T14"> </text:span><text:span text:style-name="T16">final</text:span><text:span text:style-name="T14"> </text:span><text:span text:style-name="T17">byte</text:span><text:span text:style-name="T14"> </text:span><text:span text:style-name="T18">INS_IMPORT_CARD_PUBLIC_EXP</text:span><text:span text:style-name="T14"> = (</text:span><text:span text:style-name="T19">byte</text:span><text:span text:style-name="T14">) 0x13;</text:span></text:p>
          </table:table-cell>
          <table:table-cell table:number-columns-repeated="6"/>
          <table:table-cell table:style-name="ce7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pan text:style-name="T13">private</text:span><text:span text:style-name="T14"> </text:span><text:span text:style-name="T15">static</text:span><text:span text:style-name="T14"> </text:span><text:span text:style-name="T16">final</text:span><text:span text:style-name="T14"> </text:span><text:span text:style-name="T17">byte</text:span><text:span text:style-name="T14"> </text:span><text:span text:style-name="T18">INS_EXPORT_CARD_PUBLIC_MOD</text:span><text:span text:style-name="T14"> = (</text:span><text:span text:style-name="T19">byte</text:span><text:span text:style-name="T14">) 0x14;</text:span></text:p>
          </table:table-cell>
          <table:table-cell table:number-columns-repeated="6"/>
          <table:table-cell table:style-name="ce7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pan text:style-name="T13">private</text:span><text:span text:style-name="T14"> </text:span><text:span text:style-name="T15">static</text:span><text:span text:style-name="T14"> </text:span><text:span text:style-name="T16">final</text:span><text:span text:style-name="T14"> </text:span><text:span text:style-name="T17">byte</text:span><text:span text:style-name="T14"> </text:span><text:span text:style-name="T18">INS_EXPORT_CARD_PUBLIC_EXP</text:span><text:span text:style-name="T14"> = (</text:span><text:span text:style-name="T19">byte</text:span><text:span text:style-name="T14">) 0x15;</text:span></text:p>
          </table:table-cell>
          <table:table-cell table:number-columns-repeated="6"/>
          <table:table-cell table:style-name="ce7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pan text:style-name="T13">private</text:span><text:span text:style-name="T14"> </text:span><text:span text:style-name="T15">static</text:span><text:span text:style-name="T14"> </text:span><text:span text:style-name="T16">final</text:span><text:span text:style-name="T14"> </text:span><text:span text:style-name="T17">byte</text:span><text:span text:style-name="T14"> </text:span><text:span text:style-name="T18">INS_IMPORT_TERMINAL_PUBLIC_MOD</text:span><text:span text:style-name="T14"> = (</text:span><text:span text:style-name="T19">byte</text:span><text:span text:style-name="T14">) 0x16;</text:span></text:p>
          </table:table-cell>
          <table:table-cell table:number-columns-repeated="6"/>
          <table:table-cell table:style-name="ce7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pan text:style-name="T13">private</text:span><text:span text:style-name="T14"> </text:span><text:span text:style-name="T15">static</text:span><text:span text:style-name="T14"> </text:span><text:span text:style-name="T16">final</text:span><text:span text:style-name="T14"> </text:span><text:span text:style-name="T17">byte</text:span><text:span text:style-name="T14"> </text:span><text:span text:style-name="T18">INS_IMPORT_TERMINAL_PUBLIC_EXP</text:span><text:span text:style-name="T14"> = (</text:span><text:span text:style-name="T19">byte</text:span><text:span text:style-name="T14">) 0x17;</text:span></text:p>
          </table:table-cell>
          <table:table-cell table:number-columns-repeated="6"/>
          <table:table-cell table:style-name="ce7" table:number-columns-repeated="2"/>
        </table:table-row>
        <table:table-row table:style-name="ro3"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office:value-type="string" calcext:value-type="string">
            <text:p>ERRORS</text:p>
          </table:table-cell>
          <table:table-cell office:value-type="string" calcext:value-type="string">
            <text:p><text:span text:style-name="T20">private</text:span><text:span text:style-name="T21"> </text:span><text:span text:style-name="T22">static</text:span><text:span text:style-name="T21"> </text:span><text:span text:style-name="T23">final</text:span><text:span text:style-name="T21"> </text:span><text:span text:style-name="T24">short</text:span><text:span text:style-name="T21"> </text:span><text:span text:style-name="T25">ERROR_IMPORT_CARD_PRIVATE_MOD</text:span><text:span text:style-name="T21"> = (</text:span><text:span text:style-name="T26">short</text:span><text:span text:style-name="T21">) 0xE010;</text:span></text:p>
          </table:table-cell>
          <table:table-cell table:style-name="ce9"/>
          <table:table-cell table:number-columns-repeated="5"/>
          <table:table-cell table:style-name="ce7"/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pan text:style-name="T20">private</text:span><text:span text:style-name="T21"> </text:span><text:span text:style-name="T22">static</text:span><text:span text:style-name="T21"> </text:span><text:span text:style-name="T23">final</text:span><text:span text:style-name="T21"> </text:span><text:span text:style-name="T24">short</text:span><text:span text:style-name="T21"> </text:span><text:span text:style-name="T25">ERROR_IMPORT_CARD_PRIVATE_EXP</text:span><text:span text:style-name="T21"> = (</text:span><text:span text:style-name="T26">short</text:span><text:span text:style-name="T21">) 0xE011;</text:span></text:p>
          </table:table-cell>
          <table:table-cell table:style-name="ce9"/>
          <table:table-cell table:number-columns-repeated="5"/>
          <table:table-cell table:style-name="ce7"/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pan text:style-name="T20">private</text:span><text:span text:style-name="T21"> </text:span><text:span text:style-name="T22">static</text:span><text:span text:style-name="T21"> </text:span><text:span text:style-name="T23">final</text:span><text:span text:style-name="T21"> </text:span><text:span text:style-name="T24">short</text:span><text:span text:style-name="T21"> </text:span><text:span text:style-name="T25">ERROR_IMPORT_CARD_PUBLIC_MOD</text:span><text:span text:style-name="T21"> = (</text:span><text:span text:style-name="T26">short</text:span><text:span text:style-name="T21">) 0xE012;</text:span></text:p>
          </table:table-cell>
          <table:table-cell table:style-name="ce9"/>
          <table:table-cell table:number-columns-repeated="5"/>
          <table:table-cell table:style-name="ce7"/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pan text:style-name="T20">private</text:span><text:span text:style-name="T21"> </text:span><text:span text:style-name="T22">static</text:span><text:span text:style-name="T21"> </text:span><text:span text:style-name="T23">final</text:span><text:span text:style-name="T21"> </text:span><text:span text:style-name="T24">short</text:span><text:span text:style-name="T21"> </text:span><text:span text:style-name="T25">ERROR_IMPORT_CARD_PUBLIC_EXP</text:span><text:span text:style-name="T21"> = (</text:span><text:span text:style-name="T26">short</text:span><text:span text:style-name="T21">) 0xE013;</text:span></text:p>
          </table:table-cell>
          <table:table-cell table:style-name="ce9"/>
          <table:table-cell table:number-columns-repeated="5"/>
          <table:table-cell table:style-name="ce7"/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pan text:style-name="T20">private</text:span><text:span text:style-name="T21"> </text:span><text:span text:style-name="T22">static</text:span><text:span text:style-name="T21"> </text:span><text:span text:style-name="T23">final</text:span><text:span text:style-name="T21"> </text:span><text:span text:style-name="T24">short</text:span><text:span text:style-name="T21"> </text:span><text:span text:style-name="T25">ERROR_EXPORT_CARD_PUBLIC_MOD</text:span><text:span text:style-name="T21"> = (</text:span><text:span text:style-name="T26">short</text:span><text:span text:style-name="T21">) 0xE014;</text:span></text:p>
          </table:table-cell>
          <table:table-cell table:style-name="ce10"/>
          <table:table-cell table:number-columns-repeated="5"/>
          <table:table-cell table:style-name="ce7"/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pan text:style-name="T20">private</text:span><text:span text:style-name="T21"> </text:span><text:span text:style-name="T22">static</text:span><text:span text:style-name="T21"> </text:span><text:span text:style-name="T23">final</text:span><text:span text:style-name="T21"> </text:span><text:span text:style-name="T24">short</text:span><text:span text:style-name="T21"> </text:span><text:span text:style-name="T25">ERROR_EXPORT_CARD_PUBLIC_EXP</text:span><text:span text:style-name="T21"> = (</text:span><text:span text:style-name="T26">short</text:span><text:span text:style-name="T21">) 0xE015;</text:span></text:p>
          </table:table-cell>
          <table:table-cell table:style-name="ce9"/>
          <table:table-cell table:number-columns-repeated="5"/>
          <table:table-cell table:style-name="ce7"/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pan text:style-name="T20">private</text:span><text:span text:style-name="T21"> </text:span><text:span text:style-name="T22">static</text:span><text:span text:style-name="T21"> </text:span><text:span text:style-name="T23">final</text:span><text:span text:style-name="T21"> </text:span><text:span text:style-name="T24">short</text:span><text:span text:style-name="T21"> </text:span><text:span text:style-name="T25">ERROR_IMPORT_TERMINAL_PUBLIC_MOD</text:span><text:span text:style-name="T21"> = (</text:span><text:span text:style-name="T26">short</text:span><text:span text:style-name="T21">) 0xE016;</text:span></text:p>
          </table:table-cell>
          <table:table-cell table:style-name="ce9"/>
          <table:table-cell table:number-columns-repeated="5"/>
          <table:table-cell table:style-name="ce7"/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pan text:style-name="T20">private</text:span><text:span text:style-name="T21"> </text:span><text:span text:style-name="T22">static</text:span><text:span text:style-name="T21"> </text:span><text:span text:style-name="T23">final</text:span><text:span text:style-name="T21"> </text:span><text:span text:style-name="T24">short</text:span><text:span text:style-name="T21"> </text:span><text:span text:style-name="T25">ERROR_IMPORT_TERMINAL_PUBLIC_EXP</text:span><text:span text:style-name="T21"> = (</text:span><text:span text:style-name="T26">short</text:span><text:span text:style-name="T21">) 0xE017;</text:span></text:p>
          </table:table-cell>
          <table:table-cell table:style-name="ce9"/>
          <table:table-cell table:number-columns-repeated="5"/>
          <table:table-cell table:style-name="ce7"/>
          <table:table-cell/>
        </table:table-row>
        <table:table-row table:style-name="ro3"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1" office:value-type="string" calcext:value-type="string">
            <text:p>Student</text:p>
          </table:table-cell>
          <table:table-cell office:value-type="string" calcext:value-type="string">
            <text:p>AID</text:p>
          </table:table-cell>
          <table:table-cell table:style-name="ce5" office:value-type="string" calcext:value-type="string">
            <text:p><text:span text:style-name="T27">private</text:span><text:span text:style-name="T28"> </text:span><text:span text:style-name="T29">static</text:span><text:span text:style-name="T28"> </text:span><text:span text:style-name="T30">final</text:span><text:span text:style-name="T28"> </text:span><text:span text:style-name="T30">byte</text:span><text:span text:style-name="T28">[] </text:span><text:span text:style-name="T31">STUDENT_AID</text:span><text:span text:style-name="T28"> = { 0x53, 0x74, 0x75, 0x64, 0x65,0x6e, 0x74 };</text:span></text:p>
          </table:table-cell>
          <table:table-cell table:style-name="ce9"/>
          <table:table-cell table:number-columns-repeated="5"/>
          <table:table-cell table:style-name="ce7"/>
          <table:table-cell/>
        </table:table-row>
        <table:table-row table:style-name="ro1">
          <table:table-cell table:style-name="ce1"/>
          <table:table-cell office:value-type="string" calcext:value-type="string">
            <text:p>CLA</text:p>
          </table:table-cell>
          <table:table-cell table:style-name="ce5" office:value-type="string" calcext:value-type="string">
            <text:p><text:span text:style-name="T7">private</text:span><text:span text:style-name="T8"> </text:span><text:span text:style-name="T9">static</text:span><text:span text:style-name="T8"> </text:span><text:span text:style-name="T10">final</text:span><text:span text:style-name="T8"> </text:span><text:span text:style-name="T11">byte</text:span><text:span text:style-name="T8"> </text:span><text:span text:style-name="T12">STUDENT_CLA</text:span><text:span text:style-name="T8"> = (</text:span><text:span text:style-name="T11">byte</text:span><text:span text:style-name="T8">) 0x20;</text:span></text:p>
          </table:table-cell>
          <table:table-cell table:number-columns-repeated="6"/>
          <table:table-cell table:style-name="ce7"/>
          <table:table-cell/>
        </table:table-row>
        <table:table-row table:style-name="ro3"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office:value-type="string" calcext:value-type="string">
            <text:p>INS</text:p>
          </table:table-cell>
          <table:table-cell office:value-type="string" calcext:value-type="string">
            <text:p><text:span text:style-name="T13">private</text:span><text:span text:style-name="T14"> </text:span><text:span text:style-name="T15">static</text:span><text:span text:style-name="T14"> </text:span><text:span text:style-name="T16">final</text:span><text:span text:style-name="T14"> </text:span><text:span text:style-name="T17">byte</text:span><text:span text:style-name="T14"> </text:span><text:span text:style-name="T18">INS_GET_MONEY</text:span><text:span text:style-name="T14"> = (</text:span><text:span text:style-name="T19">byte</text:span><text:span text:style-name="T14">) 0x20;</text:span></text:p>
          </table:table-cell>
          <table:table-cell table:number-columns-repeated="6"/>
          <table:table-cell table:style-name="ce7"/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pan text:style-name="T13">private</text:span><text:span text:style-name="T14"> </text:span><text:span text:style-name="T15">static</text:span><text:span text:style-name="T14"> </text:span><text:span text:style-name="T16">final</text:span><text:span text:style-name="T14"> </text:span><text:span text:style-name="T17">byte</text:span><text:span text:style-name="T14"> </text:span><text:span text:style-name="T18">INS_ADD_MONEY</text:span><text:span text:style-name="T14"> = (</text:span><text:span text:style-name="T19">byte</text:span><text:span text:style-name="T14">) 0x21;</text:span></text:p>
          </table:table-cell>
          <table:table-cell table:number-columns-repeated="5"/>
          <table:table-cell office:value-type="string" calcext:value-type="string">
            <text:p>1Byte Euro</text:p>
          </table:table-cell>
          <table:table-cell table:style-name="ce7" office:value-type="string" calcext:value-type="string">
            <text:p>1Byte Ce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pan text:style-name="T13">private</text:span><text:span text:style-name="T14"> </text:span><text:span text:style-name="T15">static</text:span><text:span text:style-name="T14"> </text:span><text:span text:style-name="T16">final</text:span><text:span text:style-name="T14"> </text:span><text:span text:style-name="T17">byte</text:span><text:span text:style-name="T14"> </text:span><text:span text:style-name="T18">INS_SUB_MONEY</text:span><text:span text:style-name="T14"> = (</text:span><text:span text:style-name="T19">byte</text:span><text:span text:style-name="T14">) 0x22;</text:span></text:p>
          </table:table-cell>
          <table:table-cell table:number-columns-repeated="6"/>
          <table:table-cell table:style-name="ce7"/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pan text:style-name="T13">private</text:span><text:span text:style-name="T14"> </text:span><text:span text:style-name="T15">static</text:span><text:span text:style-name="T14"> </text:span><text:span text:style-name="T16">final</text:span><text:span text:style-name="T14"> </text:span><text:span text:style-name="T17">byte</text:span><text:span text:style-name="T14"> </text:span><text:span text:style-name="T18">INS_SET_NAME</text:span><text:span text:style-name="T14"> = (</text:span><text:span text:style-name="T19">byte</text:span><text:span text:style-name="T14">) 0x23;</text:span></text:p>
          </table:table-cell>
          <table:table-cell table:number-columns-repeated="5"/>
          <table:table-cell office:value-type="string" calcext:value-type="string">
            <text:p>64Byte</text:p>
          </table:table-cell>
          <table:table-cell table:style-name="ce7"/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pan text:style-name="T13">private</text:span><text:span text:style-name="T14"> </text:span><text:span text:style-name="T15">static</text:span><text:span text:style-name="T14"> </text:span><text:span text:style-name="T16">final</text:span><text:span text:style-name="T14"> </text:span><text:span text:style-name="T17">byte</text:span><text:span text:style-name="T14"> </text:span><text:span text:style-name="T18">INS_GET_NAME</text:span><text:span text:style-name="T14"> = (</text:span><text:span text:style-name="T19">byte</text:span><text:span text:style-name="T14">) 0x24;</text:span></text:p>
          </table:table-cell>
          <table:table-cell table:number-columns-repeated="6"/>
          <table:table-cell table:style-name="ce7"/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pan text:style-name="T13">private</text:span><text:span text:style-name="T14"> </text:span><text:span text:style-name="T15">static</text:span><text:span text:style-name="T14"> </text:span><text:span text:style-name="T16">final</text:span><text:span text:style-name="T14"> </text:span><text:span text:style-name="T17">byte</text:span><text:span text:style-name="T14"> </text:span><text:span text:style-name="T18">INS_SET_MATRIKEL</text:span><text:span text:style-name="T14"> = (</text:span><text:span text:style-name="T19">byte</text:span><text:span text:style-name="T14">) 0x25;</text:span></text:p>
          </table:table-cell>
          <table:table-cell table:number-columns-repeated="3"/>
          <table:table-cell office:value-type="string" calcext:value-type="string">
            <text:p>1Byte Euro</text:p>
          </table:table-cell>
          <table:table-cell/>
          <table:table-cell office:value-type="string" calcext:value-type="string">
            <text:p>2 Byte</text:p>
          </table:table-cell>
          <table:table-cell table:style-name="ce7"/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pan text:style-name="T13">private</text:span><text:span text:style-name="T14"> </text:span><text:span text:style-name="T15">static</text:span><text:span text:style-name="T14"> </text:span><text:span text:style-name="T16">final</text:span><text:span text:style-name="T14"> </text:span><text:span text:style-name="T17">byte</text:span><text:span text:style-name="T14"> </text:span><text:span text:style-name="T18">INS_GET_MATRIKEL</text:span><text:span text:style-name="T14"> = (</text:span><text:span text:style-name="T19">byte</text:span><text:span text:style-name="T14">) 0x26;</text:span></text:p>
          </table:table-cell>
          <table:table-cell table:number-columns-repeated="3"/>
          <table:table-cell office:value-type="string" calcext:value-type="string">
            <text:p>1Byte Cent</text:p>
          </table:table-cell>
          <table:table-cell table:number-columns-repeated="2"/>
          <table:table-cell table:style-name="ce7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<text:span text:style-name="T32">private</text:span><text:span text:style-name="T2"> </text:span><text:span text:style-name="T33">static</text:span><text:span text:style-name="T2"> </text:span><text:span text:style-name="T34">final</text:span><text:span text:style-name="T2"> </text:span><text:span text:style-name="T35">byte</text:span><text:span text:style-name="T2"> </text:span><text:span text:style-name="T36">INS_SET_ROOMS</text:span><text:span text:style-name="T2"> = (</text:span><text:span text:style-name="T4">byte</text:span><text:span text:style-name="T2">) 0x27;</text:span></text:p>
          </table:table-cell>
          <table:table-cell table:style-name="Default" table:number-columns-repeated="3"/>
          <table:table-cell table:style-name="Default" office:value-type="string" calcext:value-type="string">
            <text:p>1 Raum = 3 bytes (1. Enum, +short)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<text:span text:style-name="T32">private</text:span><text:span text:style-name="T2"> </text:span><text:span text:style-name="T33">static</text:span><text:span text:style-name="T2"> </text:span><text:span text:style-name="T34">final</text:span><text:span text:style-name="T2"> </text:span><text:span text:style-name="T35">byte</text:span><text:span text:style-name="T2"> </text:span><text:span text:style-name="T36">INS_GET_ROOMS</text:span><text:span text:style-name="T2"> = (</text:span><text:span text:style-name="T4">byte</text:span><text:span text:style-name="T2">) 0x28;</text:span></text:p>
          </table:table-cell>
          <table:table-cell table:style-name="Default" table:number-columns-repeated="3"/>
          <table:table-cell table:style-name="Default" office:value-type="string" calcext:value-type="string">
            <text:p>Max 20 Räume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ce6"/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office:value-type="string" calcext:value-type="string">
            <text:p>ERRORS</text:p>
          </table:table-cell>
          <table:table-cell office:value-type="string" calcext:value-type="string">
            <text:p><text:span text:style-name="T37">private</text:span><text:span text:style-name="T21"> </text:span><text:span text:style-name="T38">static</text:span><text:span text:style-name="T21"> </text:span><text:span text:style-name="T22">final</text:span><text:span text:style-name="T21"> </text:span><text:span text:style-name="T26">short</text:span><text:span text:style-name="T21"> </text:span><text:span text:style-name="T39">ERROR_ADD_EURO_OVERFLOW</text:span><text:span text:style-name="T21"> = (</text:span><text:span text:style-name="T26">short</text:span><text:span text:style-name="T21">) 0xE021;</text:span>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span text:style-name="T13">private</text:span><text:span text:style-name="T14"> </text:span><text:span text:style-name="T15">static</text:span><text:span text:style-name="T14"> </text:span><text:span text:style-name="T16">final</text:span><text:span text:style-name="T14"> </text:span><text:span text:style-name="T17">short</text:span><text:span text:style-name="T14"> </text:span><text:span text:style-name="T18">ERROR_ADD_CENT_OVERFLOW</text:span><text:span text:style-name="T14"> = (</text:span><text:span text:style-name="T19">short</text:span><text:span text:style-name="T14">) 0xE121;</text:span>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span text:style-name="T13">private</text:span><text:span text:style-name="T14"> </text:span><text:span text:style-name="T15">static</text:span><text:span text:style-name="T14"> </text:span><text:span text:style-name="T16">final</text:span><text:span text:style-name="T14"> </text:span><text:span text:style-name="T17">short</text:span><text:span text:style-name="T14"> </text:span><text:span text:style-name="T18">ERROR_ADD_MONEY_OVERFLOW</text:span><text:span text:style-name="T14"> = (</text:span><text:span text:style-name="T19">short</text:span><text:span text:style-name="T14">) 0xE221;</text:span>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span text:style-name="T37">private</text:span><text:span text:style-name="T21"> </text:span><text:span text:style-name="T38">static</text:span><text:span text:style-name="T21"> </text:span><text:span text:style-name="T22">final</text:span><text:span text:style-name="T21"> </text:span><text:span text:style-name="T26">short</text:span><text:span text:style-name="T21"> </text:span><text:span text:style-name="T39">ERROR_SUB_EURO_OVERFLOW</text:span><text:span text:style-name="T21"> = (</text:span><text:span text:style-name="T26">short</text:span><text:span text:style-name="T21">) 0xE022;</text:span>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span text:style-name="T13">private</text:span><text:span text:style-name="T14"> </text:span><text:span text:style-name="T15">static</text:span><text:span text:style-name="T14"> </text:span><text:span text:style-name="T16">final</text:span><text:span text:style-name="T14"> </text:span><text:span text:style-name="T17">short</text:span><text:span text:style-name="T14"> </text:span><text:span text:style-name="T18">ERROR_SUB_CENT_OVERFLOW</text:span><text:span text:style-name="T14"> = (</text:span><text:span text:style-name="T19">short</text:span><text:span text:style-name="T14">) 0xE122;</text:span>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span text:style-name="T13">private</text:span><text:span text:style-name="T14"> </text:span><text:span text:style-name="T15">static</text:span><text:span text:style-name="T14"> </text:span><text:span text:style-name="T16">final</text:span><text:span text:style-name="T14"> </text:span><text:span text:style-name="T17">short</text:span><text:span text:style-name="T14"> </text:span><text:span text:style-name="T18">ERROR_SUB_INSUFFICIENT_MONEY</text:span><text:span text:style-name="T14"> = (</text:span><text:span text:style-name="T19">short</text:span><text:span text:style-name="T14">) 0xE222;</text:span>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span text:style-name="T13">private</text:span><text:span text:style-name="T14"> </text:span><text:span text:style-name="T15">static</text:span><text:span text:style-name="T14"> </text:span><text:span text:style-name="T16">final</text:span><text:span text:style-name="T14"> </text:span><text:span text:style-name="T17">short</text:span><text:span text:style-name="T14"> </text:span><text:span text:style-name="T18">ERROR_SET_MATRIKEL_NEGATIVE</text:span><text:span text:style-name="T14"> = (</text:span><text:span text:style-name="T19">short</text:span><text:span text:style-name="T14">) 0xE025;</text:span>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span text:style-name="T13">private</text:span><text:span text:style-name="T14"> </text:span><text:span text:style-name="T15">static</text:span><text:span text:style-name="T14"> </text:span><text:span text:style-name="T16">final</text:span><text:span text:style-name="T14"> </text:span><text:span text:style-name="T17">short</text:span><text:span text:style-name="T14"> </text:span><text:span text:style-name="T18">ERROR_SET_MATRIKEL_OVERFLOW</text:span><text:span text:style-name="T14"> = (</text:span><text:span text:style-name="T19">short</text:span><text:span text:style-name="T14">) 0xE125;</text:span>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6"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1" office:value-type="string" calcext:value-type="string">
            <text:p>Disco</text:p>
          </table:table-cell>
          <table:table-cell office:value-type="string" calcext:value-type="string">
            <text:p>AID</text:p>
          </table:table-cell>
          <table:table-cell table:style-name="ce5" office:value-type="string" calcext:value-type="string">
            <text:p><text:span text:style-name="T27">private</text:span><text:span text:style-name="T28"> </text:span><text:span text:style-name="T29">static</text:span><text:span text:style-name="T28"> </text:span><text:span text:style-name="T30">final</text:span><text:span text:style-name="T28"> </text:span><text:span text:style-name="T30">byte</text:span><text:span text:style-name="T28">[] </text:span><text:span text:style-name="T31">DISCO_AID</text:span><text:span text:style-name="T28"> = { 0x44, 0x69, 0x73, 0x63, 0x6f };</text:span>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CLA</text:p>
          </table:table-cell>
          <table:table-cell table:style-name="ce7" office:value-type="string" calcext:value-type="string">
            <text:p>DISCO_CLA = (byte) 0x30;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office:value-type="string" calcext:value-type="string">
            <text:p>INS</text:p>
          </table:table-cell>
          <table:table-cell table:style-name="ce8" office:value-type="string" calcext:value-type="string">
            <text:p><text:span text:style-name="T40">INS_GET_BONUS</text:span><text:span text:style-name="T41"> = (</text:span><text:span text:style-name="T42">byte</text:span><text:span text:style-name="T41">) 0x30;</text:span></text:p>
          </table:table-cell>
          <table:table-cell table:style-name="Default" table:number-columns-repeated="3"/>
          <table:table-cell table:style-name="Default" office:value-type="string" calcext:value-type="string">
            <text:p>1 Byte</text:p>
          </table:table-cell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2"/>
          <table:table-cell table:style-name="ce8" office:value-type="string" calcext:value-type="string">
            <text:p><text:span text:style-name="T40">INS_ADD_BONUS</text:span><text:span text:style-name="T41"> = (</text:span><text:span text:style-name="T42">byte</text:span><text:span text:style-name="T41">) 0x31;</text:span></text:p>
          </table:table-cell>
          <table:table-cell table:style-name="Default" table:number-columns-repeated="6"/>
          <table:table-cell table:number-columns-repeated="2"/>
        </table:table-row>
        <table:table-row table:style-name="ro4">
          <table:table-cell table:number-columns-repeated="2"/>
          <table:table-cell table:style-name="ce8" office:value-type="string" calcext:value-type="string">
            <text:p><text:span text:style-name="T40">INS_SUB_BONUS</text:span><text:span text:style-name="T41"> = (</text:span><text:span text:style-name="T42">byte</text:span><text:span text:style-name="T41">) 0x32;</text:span></text:p>
          </table:table-cell>
          <table:table-cell table:style-name="Default" table:number-columns-repeated="6"/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3">
          <table:table-cell table:number-columns-repeated="2"/>
          <table:table-cell table:style-name="Default" office:value-type="string" calcext:value-type="string">
            <text:p>INS_GET_MONEY = (byte) 0x34;</text:p>
          </table:table-cell>
          <table:table-cell table:style-name="Default" table:number-columns-repeated="6"/>
          <table:table-cell table:number-columns-repeated="2"/>
        </table:table-row>
        <table:table-row table:style-name="ro3">
          <table:table-cell table:number-columns-repeated="2"/>
          <table:table-cell table:style-name="Default" office:value-type="string" calcext:value-type="string">
            <text:p>INS_ADD_MONEY = (byte) 0x35;</text:p>
          </table:table-cell>
          <table:table-cell table:style-name="Default" table:number-columns-repeated="6"/>
          <table:table-cell table:number-columns-repeated="2"/>
        </table:table-row>
        <table:table-row table:style-name="ro3">
          <table:table-cell table:number-columns-repeated="2"/>
          <table:table-cell table:style-name="Default" office:value-type="string" calcext:value-type="string">
            <text:p>INS_PAY_MONEY = (byte) 0x36;</text:p>
          </table:table-cell>
          <table:table-cell table:style-name="Default" table:number-columns-repeated="6"/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3">
          <table:table-cell table:number-columns-repeated="2"/>
          <table:table-cell table:style-name="Default" office:value-type="string" calcext:value-type="string">
            <text:p>INS_ADD_DRINK = (byte) = 0x37;</text:p>
          </table:table-cell>
          <table:table-cell table:style-name="Default" table:number-columns-repeated="3"/>
          <table:table-cell table:style-name="Default" office:value-type="string" calcext:value-type="string">
            <text:p>1 Byte pro Getränk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Default" office:value-type="string" calcext:value-type="string">
            <text:p>INS_GET_DRINKS = (byte) = 0x38;</text:p>
          </table:table-cell>
          <table:table-cell table:style-name="Default" table:number-columns-repeated="3"/>
          <table:table-cell table:style-name="Default" office:value-type="string" calcext:value-type="string">
            <text:p>Max 64 Getränke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Default" office:value-type="string" calcext:value-type="string">
            <text:p>INS_SET_PAID_DRINKS = (byte) = 0x39;</text:p>
          </table:table-cell>
          <table:table-cell table:style-name="Default" table:number-columns-repeated="3"/>
          <table:table-cell table:style-name="Default" office:value-type="string" calcext:value-type="string">
            <text:p>Byte-Array mit 1-bezahlt und 0-unbezahlt</text:p>
          </table:table-cell>
          <table:table-cell table:style-name="Default" table:number-columns-repeated="2"/>
          <table:table-cell table:number-columns-repeated="2"/>
        </table:table-row>
      </table:table>
      <table:table table:name="Bemerkungen" table:style-name="ta1">
        <table:table-column table:style-name="co1" table:number-columns-repeated="2" table:default-cell-style-name="Default"/>
        <table:table-row table:style-name="ro3">
          <table:table-cell office:value-type="string" calcext:value-type="string">
            <text:p>ohne Geburtsdatum (on+off-card)</text:p>
          </table:table-cell>
          <table:table-cell/>
        </table:table-row>
        <table:table-row table:style-name="ro3">
          <table:table-cell office:value-type="string" calcext:value-type="string">
            <text:p>ohne Zurücksetzen-Knopf (on+off-card)</text:p>
          </table:table-cell>
          <table:table-cell/>
        </table:table-row>
        <table:table-row table:style-name="ro3">
          <table:table-cell office:value-type="string" calcext:value-type="string">
            <text:p>ohne Speicherung des Essens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Konfigurations-Tab (alle Tabs)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erstmals alle Daten abfragen und dann die Operationen ausführen</text:p>
          </table:table-cell>
        </table:table-row>
        <table:table-row table:style-name="ro3" table:number-rows-repeated="5">
          <table:table-cell table:number-columns-repeated="2"/>
        </table:table-row>
        <table:table-row table:style-name="ro3">
          <table:table-cell office:value-type="string" calcext:value-type="string">
            <text:p>StudiCard-Tab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lle Daten beim Auswählen der Tab müssen abgeruft werden</text:p>
          </table:table-cell>
        </table:table-row>
        <table:table-row table:style-name="ro3">
          <table:table-cell/>
          <table:table-cell office:value-type="string" calcext:value-type="string">
            <text:p>derzeitiges Guthaben soll ausgelesen (angezeigt) werden</text:p>
          </table:table-cell>
        </table:table-row>
        <table:table-row table:style-name="ro3" table:number-rows-repeated="4">
          <table:table-cell table:number-columns-repeated="2"/>
        </table:table-row>
        <table:table-row table:style-name="ro3">
          <table:table-cell office:value-type="string" calcext:value-type="string">
            <text:p>DiscoCard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ktuelles Guthaben und Bonuspunkte anzeigen</text:p>
          </table:table-cell>
        </table:table-row>
        <table:table-row table:style-name="ro3">
          <table:table-cell/>
          <table:table-cell office:value-type="string" calcext:value-type="string">
            <text:p>Eintrittsbetrag anzeigen</text:p>
          </table:table-cell>
        </table:table-row>
        <table:table-row table:style-name="ro3">
          <table:table-cell/>
          <table:table-cell office:value-type="string" calcext:value-type="string">
            <text:p>10 Eintritt = 20 Bonuspunkte</text:p>
          </table:table-cell>
        </table:table-row>
        <table:table-row table:style-name="ro3">
          <table:table-cell/>
          <table:table-cell office:value-type="string" calcext:value-type="string">
            <text:p>Getränk-Euro = <text:s/>1/3 Bonuspunkte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Max 64 Getränke</text:p>
          </table:table-cell>
        </table:table-row>
        <table:table-row table:style-name="ro3">
          <table:table-cell/>
          <table:table-cell office:value-type="string" calcext:value-type="string">
            <text:p>1 Byte pro Getränk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Geld</text:p>
          </table:table-cell>
          <table:table-cell office:value-type="string" calcext:value-type="string">
            <text:p>1. Byte = Euro</text:p>
          </table:table-cell>
        </table:table-row>
        <table:table-row table:style-name="ro3">
          <table:table-cell/>
          <table:table-cell office:value-type="string" calcext:value-type="string">
            <text:p>2. Byte = Cent</text:p>
          </table:table-cell>
        </table:table-row>
        <table:table-row table:style-name="ro3">
          <table:table-cell/>
          <table:table-cell office:value-type="string" calcext:value-type="string">
            <text:p>für GUI zwei separate Eingabefelder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Essen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einfach ein Betrag bezahlen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Bonuspunkt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ganze Zahlen – 1 Byte groß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0/00/0000</text:date>, <text:time style:data-style-name="N2" text:time-value="15:38:59.88182409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08:56:03.677965039</meta:creation-date>
    <meta:generator>LibreOffice/5.0.3.2$Linux_X86_64 LibreOffice_project/00m0$Build-2</meta:generator>
    <dc:date>2016-08-08T18:01:52.139594435</dc:date>
    <meta:editing-duration>PT2H29M13S</meta:editing-duration>
    <meta:editing-cycles>16</meta:editing-cycles>
    <dc:creator>Dragonexodus </dc:creator>
    <meta:document-statistic meta:table-count="2" meta:cell-count="97" meta:object-count="0"/>
  </office:meta>
</office:document-meta>
</file>